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2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withoutfill">
      <style:graphic-properties svg:stroke-color="#ff0000" draw:marker-end="Arrow" draw:marker-end-width="0.3cm" draw:fill="solid" draw:fill-color="#ff4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>
        <style:tab-stops>
          <style:tab-stop style:position="0.508cm"/>
          <style:tab-stop style:position="1.016cm"/>
          <style:tab-stop style:position="1.524cm"/>
          <style:tab-stop style:position="2.032cm"/>
        </style:tab-stops>
      </style:paragraph-properties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cm" fo:margin-bottom="0cm">
        <style:tab-stops>
          <style:tab-stop style:position="0.508cm"/>
          <style:tab-stop style:position="1.016cm"/>
          <style:tab-stop style:position="1.524cm"/>
          <style:tab-stop style:position="2.032cm"/>
        </style:tab-stops>
      </style:paragraph-properties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4000"/>
      <style:paragraph-properties fo:text-align="center"/>
    </style:style>
    <style:style style:name="P9" style:family="paragraph">
      <loext:graphic-properties draw:fill="none" draw:fill-color="#ffffff"/>
      <style:text-properties fo:color="#ff0000"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ffffff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ff0000" fo:font-size="13pt" style:font-size-asian="13pt" style:font-size-complex="13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265cm" svg:height="8.465cm" svg:x="0.673cm" svg:y="0.425cm">
          <draw:text-box>
            <text:p text:style-name="P1">public static long Solve(long sum) </text:p>
            <text:p text:style-name="P1">{ </text:p>
            <text:p text:style-name="P1"><text:tab/>if (sum &lt; 0) return 0; // No coins and no sum possible</text:p>
            <text:p text:style-name="P1"><text:tab/>if (sum is 0) return 1; // Complete combination found </text:p>
            <text:p text:style-name="P1"><text:tab/>if(!_cache.ContainsKey(sum)) </text:p>
            <text:p text:style-name="P1"><text:tab/>{ </text:p>
            <text:p text:style-name="P1"><text:tab/><text:tab/><text:tab/>if (sum % 2 is 0) </text:p>
            <text:p text:style-name="P1"><text:tab/><text:tab/><text:tab/>{ </text:p>
            <text:p text:style-name="P1"><text:tab/><text:tab/><text:tab/><text:tab/>_cache.Add(sum, Solve(sum / 2) + Solve(sum / 2 - 1)); </text:p>
            <text:p text:style-name="P1"><text:tab/><text:tab/><text:tab/>} </text:p>
            <text:p text:style-name="P1"><text:tab/><text:tab/><text:tab/>else </text:p>
            <text:p text:style-name="P1"><text:tab/><text:tab/><text:tab/>{ </text:p>
            <text:p text:style-name="P1"><text:tab/><text:tab/><text:tab/><text:tab/>_cache.Add(sum, Solve((sum - 1) / 2)); </text:p>
            <text:p text:style-name="P1"><text:tab/><text:tab/><text:tab/>} </text:p>
            <text:p text:style-name="P1"><text:tab/>} </text:p>
            <text:p text:style-name="P1"><text:tab/>return Convert.ToInt64(_cache[sum]); </text:p>
            <text:p text:style-name="P1">}</text:p>
          </draw:text-box>
        </draw:frame>
        <draw:custom-shape draw:style-name="gr2" draw:text-style-name="P3" xml:id="id1" draw:id="id1" draw:layer="layout" svg:width="1.016cm" svg:height="1.016cm" svg:x="19.404cm" svg:y="5.948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016cm" svg:height="1.016cm" svg:x="17.118cm" svg:y="7.98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016cm" svg:height="1.016cm" svg:x="21.944cm" svg:y="7.9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016cm" svg:height="1.016cm" svg:x="15.34cm" svg:y="9.758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016cm" svg:height="1.016cm" svg:x="20.167cm" svg:y="9.758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016cm" svg:height="1.016cm" svg:x="23.616cm" svg:y="9.75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9.552cm" svg:y1="6.816cm" svg:x2="17.986cm" svg:y2="8.128cm" draw:start-shape="id1" draw:start-glue-point="7" draw:end-shape="id2" draw:end-glue-point="11" svg:d="M19552 6816l-1566 1312" svg:viewBox="0 0 1567 1313">
          <text:p/>
        </draw:connector>
        <draw:connector draw:style-name="gr3" draw:text-style-name="P4" draw:layer="layout" draw:type="line" svg:x1="20.272cm" svg:y1="6.816cm" svg:x2="22.092cm" svg:y2="8.128cm" draw:start-shape="id1" draw:start-glue-point="9" draw:end-shape="id3" draw:end-glue-point="5" svg:d="M20272 6816l1820 1312" svg:viewBox="0 0 1821 1313">
          <text:p/>
        </draw:connector>
        <draw:connector draw:style-name="gr3" draw:text-style-name="P4" draw:layer="layout" draw:type="line" svg:x1="17.266cm" svg:y1="8.848cm" svg:x2="16.208cm" svg:y2="9.906cm" draw:start-shape="id2" draw:start-glue-point="7" draw:end-shape="id4" draw:end-glue-point="11" svg:d="M17266 8848l-1058 1058" svg:viewBox="0 0 1059 1059">
          <text:p/>
        </draw:connector>
        <draw:connector draw:style-name="gr3" draw:text-style-name="P4" draw:layer="layout" draw:type="line" svg:x1="22.092cm" svg:y1="8.848cm" svg:x2="21.035cm" svg:y2="9.906cm" draw:start-shape="id3" draw:start-glue-point="7" draw:end-shape="id5" draw:end-glue-point="11" svg:d="M22092 8848l-1057 1058" svg:viewBox="0 0 1058 1059">
          <text:p/>
        </draw:connector>
        <draw:connector draw:style-name="gr3" draw:text-style-name="P4" draw:layer="layout" draw:type="line" svg:x1="22.812cm" svg:y1="8.848cm" svg:x2="23.764cm" svg:y2="9.906cm" draw:start-shape="id3" draw:start-glue-point="9" draw:end-shape="id6" draw:end-glue-point="5" svg:d="M22812 8848l952 1058" svg:viewBox="0 0 953 1059">
          <text:p/>
        </draw:connector>
        <draw:line draw:style-name="gr4" draw:text-style-name="P4" draw:layer="layout" svg:x1="15.848cm" svg:y1="9.504cm" svg:x2="16.864cm" svg:y2="8.488cm">
          <text:p/>
        </draw:line>
        <draw:line draw:style-name="gr4" draw:text-style-name="P4" draw:layer="layout" svg:x1="20.674cm" svg:y1="9.504cm" svg:x2="21.69cm" svg:y2="8.488cm">
          <text:p/>
        </draw:line>
        <draw:line draw:style-name="gr4" draw:text-style-name="P4" draw:layer="layout" svg:x1="24.23cm" svg:y1="9.504cm" svg:x2="23.214cm" svg:y2="8.488cm">
          <text:p/>
        </draw:line>
        <draw:line draw:style-name="gr4" draw:text-style-name="P4" draw:layer="layout" svg:x1="17.626cm" svg:y1="7.726cm" svg:x2="19.15cm" svg:y2="6.456cm">
          <text:p/>
        </draw:line>
        <draw:line draw:style-name="gr4" draw:text-style-name="P4" draw:layer="layout" svg:x1="22.452cm" svg:y1="7.726cm" svg:x2="20.674cm" svg:y2="6.456cm">
          <text:p/>
        </draw:line>
        <draw:frame draw:style-name="gr5" draw:text-style-name="P6" draw:layer="layout" svg:width="0.853cm" svg:height="1.216cm" svg:x="15.594cm" svg:y="8.488cm">
          <draw:text-box>
            <text:p text:style-name="P5"><text:span text:style-name="T1">1</text:span></text:p>
          </draw:text-box>
        </draw:frame>
        <draw:frame draw:style-name="gr5" draw:text-style-name="P6" draw:layer="layout" svg:width="0.853cm" svg:height="1.216cm" svg:x="17.535cm" svg:y="6.51cm">
          <draw:text-box>
            <text:p text:style-name="P5"><text:span text:style-name="T1">1</text:span></text:p>
          </draw:text-box>
        </draw:frame>
        <draw:frame draw:style-name="gr5" draw:text-style-name="P6" draw:layer="layout" svg:width="0.853cm" svg:height="1.216cm" svg:x="20.329cm" svg:y="8.458cm">
          <draw:text-box>
            <text:p text:style-name="P5"><text:span text:style-name="T1">1</text:span></text:p>
          </draw:text-box>
        </draw:frame>
        <draw:frame draw:style-name="gr5" draw:text-style-name="P6" draw:layer="layout" svg:width="0.853cm" svg:height="1.216cm" svg:x="23.976cm" svg:y="8.542cm">
          <draw:text-box>
            <text:p text:style-name="P5"><text:span text:style-name="T1">1</text:span></text:p>
          </draw:text-box>
        </draw:frame>
        <draw:frame draw:style-name="gr5" draw:text-style-name="P6" draw:layer="layout" svg:width="0.853cm" svg:height="1.216cm" svg:x="21.599cm" svg:y="6.456cm">
          <draw:text-box>
            <text:p text:style-name="P5"><text:span text:style-name="T1">2</text:span></text:p>
          </draw:text-box>
        </draw:frame>
        <draw:frame draw:style-name="gr6" draw:text-style-name="P7" draw:layer="layout" svg:width="10.822cm" svg:height="1.673cm" svg:x="15.494cm" svg:y="13.159cm">
          <draw:text-box>
            <text:p>_cache = [ {1: 1}, {2: 2}, {3: 1}, {6: 3}]</text:p>
          </draw:text-box>
        </draw:frame>
        <draw:line draw:style-name="gr7" draw:text-style-name="P8" draw:layer="layout" svg:x1="24.792cm" svg:y1="14.844cm" svg:x2="25.4cm" svg:y2="14.076cm">
          <text:p/>
        </draw:line>
        <draw:frame draw:style-name="gr8" draw:text-style-name="P9" draw:layer="layout" svg:width="6.35cm" svg:height="0.763cm" svg:x="21.336cm" svg:y="14.987cm">
          <draw:text-box>
            <text:p text:style-name="P5"><text:span text:style-name="T2">3 is returned to calling tester</text:span></text:p>
          </draw:text-box>
        </draw:frame>
        <draw:custom-shape draw:style-name="gr2" draw:text-style-name="P3" xml:id="id8" draw:id="id8" draw:layer="layout" svg:width="1.016cm" svg:height="1.016cm" svg:x="19.05cm" svg:y="0.254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016cm" svg:height="1.016cm" svg:x="17.272cm" svg:y="2.03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78cm" svg:y1="1.778cm" svg:x2="18.796cm" svg:y2="0.762cm">
          <text:p/>
        </draw:line>
        <draw:frame draw:style-name="gr5" draw:text-style-name="P6" draw:layer="layout" svg:width="0.853cm" svg:height="1.216cm" svg:x="17.526cm" svg:y="0.762cm">
          <draw:text-box>
            <text:p text:style-name="P5"><text:span text:style-name="T1">1</text:span></text:p>
          </draw:text-box>
        </draw:frame>
        <draw:connector draw:style-name="gr3" draw:text-style-name="P4" draw:layer="layout" draw:type="line" svg:x1="18.14cm" svg:y1="2.18cm" svg:x2="19.198cm" svg:y2="1.122cm" draw:start-shape="id7" draw:start-glue-point="11" draw:end-shape="id8" draw:end-glue-point="7" svg:d="M18140 2180l1058-1058" svg:viewBox="0 0 1059 1059">
          <text:p/>
        </draw:connector>
        <draw:frame draw:style-name="gr6" draw:text-style-name="P7" draw:layer="layout" svg:width="5.334cm" svg:height="1.673cm" svg:x="16.51cm" svg:y="3.661cm">
          <draw:text-box>
            <text:p>_cache = [ {1: 1}]</text:p>
          </draw:text-box>
        </draw:frame>
        <draw:frame draw:style-name="gr9" draw:text-style-name="P10" draw:layer="layout" svg:width="3.048cm" svg:height="2.54cm" svg:x="21.59cm" svg:y="10.922cm">
          <draw:text-box>
            <text:p text:style-name="P3"><text:span text:style-name="T3">{1: 1} already in _cache, so just return 1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3" xml:id="id10" draw:id="id10" draw:layer="layout" svg:width="1.016cm" svg:height="1.016cm" svg:x="19.05cm" svg:y="0.254cm">
          <text:p text:style-name="P3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016cm" svg:height="1.016cm" svg:x="17.272cm" svg:y="2.032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78cm" svg:y1="1.778cm" svg:x2="18.796cm" svg:y2="0.762cm">
          <text:p/>
        </draw:line>
        <draw:frame draw:style-name="gr5" draw:text-style-name="P6" draw:layer="layout" svg:width="0.853cm" svg:height="1.216cm" svg:x="17.526cm" svg:y="0.762cm">
          <draw:text-box>
            <text:p text:style-name="P5"><text:span text:style-name="T1">2</text:span></text:p>
          </draw:text-box>
        </draw:frame>
        <draw:connector draw:style-name="gr3" draw:text-style-name="P4" draw:layer="layout" draw:type="line" svg:x1="18.14cm" svg:y1="2.18cm" svg:x2="19.198cm" svg:y2="1.122cm" draw:start-shape="id9" draw:start-glue-point="11" draw:end-shape="id10" draw:end-glue-point="7" svg:d="M18140 2180l1058-1058" svg:viewBox="0 0 1059 1059">
          <text:p/>
        </draw:connector>
        <draw:custom-shape draw:style-name="gr2" draw:text-style-name="P3" draw:layer="layout" svg:width="1.016cm" svg:height="1.016cm" svg:x="17.273cm" svg:y="2.033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5.494cm" svg:y="4.064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002cm" svg:y1="3.81cm" svg:x2="17.018cm" svg:y2="2.794cm">
          <text:p/>
        </draw:line>
        <draw:frame draw:style-name="gr5" draw:text-style-name="P6" draw:layer="layout" svg:width="0.853cm" svg:height="1.216cm" svg:x="15.748cm" svg:y="2.794cm">
          <draw:text-box>
            <text:p text:style-name="P5"><text:span text:style-name="T1">2</text:span></text:p>
          </draw:text-box>
        </draw:frame>
        <draw:custom-shape draw:style-name="gr2" draw:text-style-name="P3" draw:layer="layout" svg:width="1.016cm" svg:height="1.016cm" svg:x="15.495cm" svg:y="4.065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3.716cm" svg:y="6.096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.224cm" svg:y1="5.842cm" svg:x2="15.24cm" svg:y2="4.826cm">
          <text:p/>
        </draw:line>
        <draw:frame draw:style-name="gr5" draw:text-style-name="P6" draw:layer="layout" svg:width="0.853cm" svg:height="1.216cm" svg:x="13.97cm" svg:y="4.826cm">
          <draw:text-box>
            <text:p text:style-name="P5"><text:span text:style-name="T1">2</text:span></text:p>
          </draw:text-box>
        </draw:frame>
        <draw:custom-shape draw:style-name="gr2" draw:text-style-name="P3" draw:layer="layout" svg:width="1.016cm" svg:height="1.016cm" svg:x="13.717cm" svg:y="6.097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938cm" svg:y="8.127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446cm" svg:y1="7.873cm" svg:x2="13.462cm" svg:y2="6.857cm">
          <text:p/>
        </draw:line>
        <draw:frame draw:style-name="gr5" draw:text-style-name="P6" draw:layer="layout" svg:width="0.853cm" svg:height="1.216cm" svg:x="12.192cm" svg:y="6.857cm">
          <draw:text-box>
            <text:p text:style-name="P5"><text:span text:style-name="T1">2</text:span></text:p>
          </draw:text-box>
        </draw:frame>
        <draw:custom-shape draw:style-name="gr2" draw:text-style-name="P3" draw:layer="layout" svg:width="1.016cm" svg:height="1.016cm" svg:x="11.939cm" svg:y="8.12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3.048cm" svg:height="2.54cm" svg:x="9.652cm" svg:y="9.398cm">
          <draw:text-box>
            <text:p text:style-name="P3"><text:span text:style-name="T3">{2: 2} already in _cache, so just return 2</text:span></text:p>
          </draw:text-box>
        </draw:frame>
        <draw:frame draw:style-name="gr6" draw:text-style-name="P7" draw:layer="layout" svg:width="19.304cm" svg:height="1.673cm" svg:x="6.604cm" svg:y="11.938cm">
          <draw:text-box>
            <text:p>_cache = [ {1: 1}, {2: 2}, {3: 1}, {5: 2}, {6: 3}, {11: 2}, {23: 2}, {47: 2}]</text:p>
          </draw:text-box>
        </draw:frame>
        <draw:line draw:style-name="gr7" draw:text-style-name="P8" draw:layer="layout" svg:x1="24.284cm" svg:y1="13.572cm" svg:x2="24.892cm" svg:y2="12.804cm">
          <text:p/>
        </draw:line>
        <draw:frame draw:style-name="gr8" draw:text-style-name="P9" draw:layer="layout" svg:width="6.35cm" svg:height="0.763cm" svg:x="20.828cm" svg:y="13.715cm">
          <draw:text-box>
            <text:p text:style-name="P5"><text:span text:style-name="T2">2 is returned to calling tester</text:span></text:p>
          </draw:text-box>
        </draw:frame>
        <presentation:notes draw:style-name="dp1">
          <draw:page-thumbnail draw:style-name="gr10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06T16:09:19.945921298</meta:creation-date>
    <dc:date>2020-10-06T20:02:07.525414214</dc:date>
    <meta:editing-duration>PT2H29M24S</meta:editing-duration>
    <meta:editing-cycles>2</meta:editing-cycles>
    <meta:generator>LibreOffice/6.4.5.2$Linux_X86_64 LibreOffice_project/40$Build-2</meta:generator>
    <meta:document-statistic meta:object-count="79"/>
  </office:meta>
</office:document-meta>
</file>